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549dd"/>
    </style:style>
    <style:style style:name="P2" style:family="paragraph" style:parent-style-name="Standard">
      <style:text-properties officeooo:rsid="001db515" officeooo:paragraph-rsid="0013c9ea"/>
    </style:style>
    <style:style style:name="P3" style:family="paragraph" style:parent-style-name="Standard">
      <style:text-properties officeooo:rsid="001db515" officeooo:paragraph-rsid="001549dd"/>
    </style:style>
    <style:style style:name="P4" style:family="paragraph" style:parent-style-name="Standard">
      <style:text-properties officeooo:rsid="001db515" officeooo:paragraph-rsid="001da71f"/>
    </style:style>
    <style:style style:name="P5" style:family="paragraph" style:parent-style-name="Standard">
      <style:text-properties officeooo:rsid="001aab04" officeooo:paragraph-rsid="0013c9ea"/>
    </style:style>
    <style:style style:name="P6" style:family="paragraph" style:parent-style-name="Standard">
      <style:text-properties officeooo:rsid="001aab04" officeooo:paragraph-rsid="001e4306"/>
    </style:style>
    <style:style style:name="P7" style:family="paragraph" style:parent-style-name="Standard">
      <style:text-properties officeooo:rsid="001c2446" officeooo:paragraph-rsid="0013c9ea"/>
    </style:style>
    <style:style style:name="P8" style:family="paragraph" style:parent-style-name="Standard">
      <style:text-properties officeooo:rsid="001d8807" officeooo:paragraph-rsid="0013c9ea"/>
    </style:style>
    <style:style style:name="P9" style:family="paragraph" style:parent-style-name="Standard">
      <style:text-properties fo:font-weight="normal" officeooo:rsid="001d8807" officeooo:paragraph-rsid="0013c9ea" style:font-weight-asian="normal" style:font-weight-complex="normal"/>
    </style:style>
    <style:style style:name="P10" style:family="paragraph" style:parent-style-name="Standard">
      <style:text-properties fo:font-weight="normal" officeooo:rsid="001db515" officeooo:paragraph-rsid="0013c9ea" style:font-weight-asian="normal" style:font-weight-complex="normal"/>
    </style:style>
    <style:style style:name="P11" style:family="paragraph" style:parent-style-name="Standard">
      <style:text-properties officeooo:rsid="001e4306" officeooo:paragraph-rsid="001e4306"/>
    </style:style>
    <style:style style:name="T1" style:family="text">
      <style:text-properties officeooo:rsid="001c2446"/>
    </style:style>
    <style:style style:name="T2" style:family="text">
      <style:text-properties officeooo:rsid="001d88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c2e4" style:font-weight-asian="bold" style:font-weight-complex="bold"/>
    </style:style>
    <style:style style:name="T5" style:family="text">
      <style:text-properties fo:font-weight="bold" officeooo:rsid="001d8807" fo:background-color="#ffff00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8807" style:font-weight-asian="normal" style:font-weight-complex="normal"/>
    </style:style>
    <style:style style:name="T8" style:family="text">
      <style:text-properties fo:font-weight="normal" officeooo:rsid="001db515" style:font-weight-asian="normal" style:font-weight-complex="normal"/>
    </style:style>
    <style:style style:name="T9" style:family="text">
      <style:text-properties fo:font-weight="normal" officeooo:rsid="00176a3d" style:font-weight-asian="normal" style:font-weight-complex="normal"/>
    </style:style>
    <style:style style:name="T10" style:family="text">
      <style:text-properties fo:font-weight="normal" officeooo:rsid="0018c2e4" style:font-weight-asian="normal" style:font-weight-complex="normal"/>
    </style:style>
    <style:style style:name="T11" style:family="text">
      <style:text-properties fo:font-weight="normal" officeooo:rsid="001da71f" style:font-weight-asian="normal" style:font-weight-complex="normal"/>
    </style:style>
    <style:style style:name="T12" style:family="text">
      <style:text-properties fo:font-weight="normal" officeooo:rsid="001f9ee8" style:font-weight-asian="normal" style:font-weight-complex="normal"/>
    </style:style>
    <style:style style:name="T13" style:family="text">
      <style:text-properties fo:font-weight="normal" officeooo:rsid="001d8807" fo:background-color="#ffff00" loext:char-shading-value="0" style:font-weight-asian="normal" style:font-weight-complex="normal"/>
    </style:style>
    <style:style style:name="T14" style:family="text">
      <style:text-properties fo:font-weight="normal" fo:background-color="#66ffff" loext:char-shading-value="0" style:font-weight-asian="normal" style:font-weight-complex="normal"/>
    </style:style>
    <style:style style:name="T15" style:family="text">
      <style:text-properties fo:font-weight="normal" officeooo:rsid="001db515" fo:background-color="#66ffff" loext:char-shading-value="0" style:font-weight-asian="normal" style:font-weight-complex="normal"/>
    </style:style>
    <style:style style:name="T16" style:family="text">
      <style:text-properties officeooo:rsid="00163ce9"/>
    </style:style>
    <style:style style:name="T17" style:family="text">
      <style:text-properties officeooo:rsid="00176a3d"/>
    </style:style>
    <style:style style:name="T18" style:family="text">
      <style:text-properties officeooo:rsid="0018c2e4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c2446" fo:background-color="#ffff00" loext:char-shading-value="0"/>
    </style:style>
    <style:style style:name="T21" style:family="text">
      <style:text-properties officeooo:rsid="001b7d87" fo:background-color="#ffff00" loext:char-shading-value="0"/>
    </style:style>
    <style:style style:name="T22" style:family="text">
      <style:text-properties officeooo:rsid="001d8807" fo:background-color="#ffff00" loext:char-shading-value="0"/>
    </style:style>
    <style:style style:name="T23" style:family="text">
      <style:text-properties officeooo:rsid="00176a3d" fo:background-color="#ffff00" loext:char-shading-value="0"/>
    </style:style>
    <style:style style:name="T24" style:family="text">
      <style:text-properties officeooo:rsid="001b7d87"/>
    </style:style>
    <style:style style:name="T25" style:family="text">
      <style:text-properties fo:font-style="italic" officeooo:rsid="001d8807" fo:background-color="#ffff00" loext:char-shading-value="0" style:font-style-asian="italic" style:font-style-complex="italic"/>
    </style:style>
    <style:style style:name="T26" style:family="text">
      <style:text-properties fo:background-color="#ccff66" loext:char-shading-value="0"/>
    </style:style>
    <style:style style:name="T27" style:family="text">
      <style:text-properties officeooo:rsid="001c2ea2"/>
    </style:style>
    <style:style style:name="T28" style:family="text">
      <style:text-properties officeooo:rsid="001d8807" fo:background-color="#ffff99" loext:char-shading-value="0"/>
    </style:style>
    <style:style style:name="T29" style:family="text">
      <style:text-properties officeooo:rsid="0018c2e4" fo:background-color="#ffff99" loext:char-shading-value="0"/>
    </style:style>
    <style:style style:name="T30" style:family="text">
      <style:text-properties fo:background-color="#ccff00" loext:char-shading-value="0"/>
    </style:style>
    <style:style style:name="T31" style:family="text">
      <style:text-properties officeooo:rsid="0018c2e4" fo:background-color="#ccff00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#66ffff" loext:char-shading-value="0"/>
    </style:style>
    <style:style style:name="T34" style:family="text">
      <style:text-properties officeooo:rsid="001c2446" fo:background-color="#66ffff" loext:char-shading-value="0"/>
    </style:style>
    <style:style style:name="T35" style:family="text">
      <style:text-properties officeooo:rsid="00176a3d" fo:background-color="#66ffff" loext:char-shading-value="0"/>
    </style:style>
    <style:style style:name="T36" style:family="text">
      <style:text-properties officeooo:rsid="001da71f" fo:background-color="#66ffff" loext:char-shading-value="0"/>
    </style:style>
    <style:style style:name="T37" style:family="text">
      <style:text-properties officeooo:rsid="001f78ee" fo:background-color="#66ffff" loext:char-shading-value="0"/>
    </style:style>
    <style:style style:name="T38" style:family="text">
      <style:text-properties officeooo:rsid="001f78ee" fo:background-color="#66ffff" loext:char-shading-value="0"/>
    </style:style>
    <style:style style:name="T39" style:family="text">
      <style:text-properties fo:background-color="#66ffff" loext:char-shading-value="0"/>
    </style:style>
    <style:style style:name="T40" style:family="text">
      <style:text-properties officeooo:rsid="001da71f"/>
    </style:style>
    <style:style style:name="T41" style:family="text">
      <style:text-properties officeooo:rsid="001f78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GONY BLOCKING</text:p>
      <text:p text:style-name="P5"/>
      <text:p text:style-name="P11">[ Vikram enters, moves SR, looking for Cinderella. As he turns …]</text:p>
      <text:p text:style-name="P6"/>
      <text:p text:style-name="P6">[ <text:span text:style-name="T17">Ethan SL: </text:span>happy, relieved] "<text:span text:style-name="T19">Ah, there you are good brother! Father and I were wondering where you had gone.</text:span>"</text:p>
      <text:p text:style-name="P5"/>
      <text:p text:style-name="P5">[<text:span text:style-name="T17">Vikram SR: </text:span>wearily, dramatically] <text:s/><text:span text:style-name="T33">I have been looking all night... for her</text:span>. </text:p>
      <text:p text:style-name="P5"/>
      <text:p text:style-name="P5">[ ethan. simply ] <text:span text:style-name="T19">who</text:span>? </text:p>
      <text:p text:style-name="P5"/>
      <text:p text:style-name="P5">[ vikram, <text:span text:style-name="T27">simply</text:span>] <text:s/><text:span text:style-name="T33">the beautiful one i danced the evening with</text:span>. </text:p>
      <text:p text:style-name="P5"/>
      <text:p text:style-name="P5">[ ethan] <text:span text:style-name="T19">Oh! Where did she go</text:span>?</text:p>
      <text:p text:style-name="P5"/>
      <text:p text:style-name="P5">[ vikrma ] <text:span text:style-name="T33">Disappeared</text:span>... [ <text:span text:style-name="T1">take head in hands</text:span>. <text:span text:style-name="T17">Tired and frustrated</text:span> ]</text:p>
      <text:p text:style-name="P5"/>
      <text:p text:style-name="P5">[ ethan ] <text:s/>[ <text:span text:style-name="T16">shake head walking to vikram, </text:span>hit vikram on the shoulder , <text:span text:style-name="T17">step back and point to self with thumb</text:span>] <text:span text:style-name="T19">I too have found a lovely maiden!</text:span></text:p>
      <text:p text:style-name="P5"/>
      <text:p text:style-name="P5">[ vikram ] <text:span text:style-name="T33">Oh</text:span>? [ interested ] <text:s/><text:span text:style-name="T1">[ </text:span><text:span text:style-name="T34">clear throat </text:span><text:span text:style-name="T1">to indicate pointing with thumb is inappropriate ]</text:span></text:p>
      <text:p text:style-name="P5"/>
      <text:p text:style-name="P5">[ ethan , <text:span text:style-name="T1">quicly withdrawing thumb . <text:s/>Cross SR, Walk toward rapunzel's <text:s/>tower . Vikram counter SL] </text:span><text:span text:style-name="T20">she lives in the top of a tall tower </text:span><text:span text:style-name="T1">[ point to it, look at him ] </text:span><text:span text:style-name="T20">way over there</text:span><text:span text:style-name="T1"> [ <text:s/>walk toward him] </text:span><text:span text:style-name="T20">that has NO doors OR <text:s/>stairs!</text:span><text:span text:style-name="T1"> [ this is your punchline. You are trying to intrigue your brother. Be excited, like “you never would have expected that!”] </text:span></text:p>
      <text:p text:style-name="P5"/>
      <text:p text:style-name="P7">[ Vikram: intrigued ] <text:span text:style-name="T33">really</text:span>? [ <text:span text:style-name="T16">narrow eyes, </text:span>slowly turn head toward the audience ] <text:s/>[ ethan proudly stands tall ] <text:s text:c="3"/>[ <text:span text:style-name="T16">open eyes wide. </text:span>turn suddenly ] <text:span text:style-name="T33">then how do you manage a </text:span><text:span text:style-name="T35">visit</text:span>? [ accusingly ]</text:p>
      <text:p text:style-name="P7"/>
      <text:p text:style-name="P7">[ ethan. Eagerly ] <text:s/><text:span text:style-name="T19">Aha! </text:span><text:span text:style-name="T21">I was hoping you would ask...</text:span> [ raise finger ] <text:s/>[ brother <text:span text:style-name="T39">clears </text:span><text:span text:style-name="T38">throat</text:span> again. Ethan lowers finger ]. [ step toward audience, <text:span text:style-name="T17">DSR</text:span> ] <text:span text:style-name="T19">I stand beneathe her tower. </text:span>[ check that brother is paying attention, <text:span text:style-name="T17">CSL</text:span> ] <text:span text:style-name="T19">And I say "Rapunzel! Rapunzel! Let down your hair to me! </text:span>" [ dramatically]. [return to <text:span text:style-name="T2">vikram CS ] </text:span><text:span text:style-name="T28">and she lowers</text:span><text:span text:style-name="T2"> [ grab him by the shoulder. Both look out toward and point to audience in parallel ] </text:span><text:span text:style-name="T22"><text:s/>the </text:span><text:span text:style-name="T25">longest</text:span><text:span text:style-name="T22">, most </text:span><text:span text:style-name="T25">beautiful</text:span><text:span text:style-name="T22"> head of hair – yellow as corn - </text:span><text:span text:style-name="T2">[ turn them both quickly back to facing each other ] </text:span><text:span text:style-name="T22">which – I </text:span><text:span text:style-name="T5">climb</text:span><text:span text:style-name="T13"> to her!</text:span><text:span text:style-name="T7"> </text:span><text:span text:style-name="T9">[ triumphantly ] </text:span></text:p>
      <text:p text:style-name="P9"/>
      <text:p text:style-name="P9">[ vikram. ] <text:span text:style-name="T33">oh! </text:span><text:s/>[ a beat, while turning to the audience, <text:span text:style-name="T17">taking hand to chin in contemplation</text:span>. Ethan keenly surveys his reaction ] <text:span text:style-name="T33">Rapunzel</text:span>... [trying it out] <text:span text:style-name="T33">What kind of name is that!</text:span> [ <text:span text:style-name="T27">mocking </text:span>] <text:span text:style-name="T36">You jest!</text:span><text:span text:style-name="T40"> <text:s/>[accusatory, like “you are just making this up!” ]</text:span></text:p>
      <text:p text:style-name="P9"/>
      <text:p text:style-name="P9">[ ethan, furious ] <text:span text:style-name="T19">She is as true as your maiden! </text:span><text:span text:style-name="T21">[</text:span> <text:span text:style-name="T17">ethan</text:span> draw<text:span text:style-name="T17">s</text:span> sword ] <text:span text:style-name="T19">A maiden running from a prince!</text:span> [ <text:span text:style-name="T17">virkam draws sword</text:span> swords ] <text:span text:style-name="T19">does that make sense?! </text:span>[ <text:span text:style-name="T17">cross</text:span> sword<text:span text:style-name="T17">s ] </text:span><text:span text:style-name="T23">none would run from us!</text:span></text:p>
      <text:p text:style-name="P9"/>
      <text:p text:style-name="P9">[ vikram : drops sword, forlorn ] <text:s text:c="2"/><text:span text:style-name="T30">and yet... </text:span>[ <text:span text:style-name="T3">sitting, </text:span><text:span text:style-name="T4">DSL</text:span><text:span text:style-name="T18"> </text:span>]<text:span text:style-name="T30"> one has</text:span>. </text:p>
      <text:p text:style-name="P9"/>
      <text:p text:style-name="P9">[ ethan touched, puts his sword back, <text:span text:style-name="T40">touch brother sympathetically on the back</text:span> ] <text:s text:c="2"/><text:span text:style-name="T19">Oh....</text:span></text:p>
      <text:p text:style-name="P9"><text:soft-page-break/></text:p>
      <text:p text:style-name="P9">MUSIC</text:p>
      <text:p text:style-name="P9"/>
      <text:p text:style-name="P9">[ vikram, <text:span text:style-name="T18">SL</text:span>; searching for answers from the gods (look up) ] <text:span text:style-name="T33">have I abused her or showed her disdain?</text:span><text:span text:style-name="T30"> <text:s/></text:span><text:span text:style-name="T33">Why does she run from me? </text:span>[ ethan shrugs, <text:span text:style-name="T40">move CS</text:span>]. <text:span text:style-name="T33">If I should lose her how shall I regain, the heart she has</text:span><text:span text:style-name="T30"> </text:span><text:span text:style-name="T33">won from me?</text:span><text:span text:style-name="T30"> </text:span>[ Ethan <text:span text:style-name="T40">stop, </text:span>rolls his eyes ]. </text:p>
      <text:p text:style-name="P9"/>
      <text:p text:style-name="P8"><text:span text:style-name="T14">Agony</text:span><text:span text:style-name="T6">! [ to ethan ] </text:span><text:span text:style-name="T14">Beyond power of speech!</text:span><text:span text:style-name="T6"> [ethan gets big eyes </text:span><text:span text:style-name="T9">like surprised by intensity, </text:span><text:span text:style-name="T10">back up more to SR</text:span><text:span text:style-name="T6">] </text:span><text:span text:style-name="T8"><text:s/></text:span><text:span text:style-name="T9">[softer ]</text:span><text:span text:style-name="T15">When the one thing you want...</text:span><text:span text:style-name="T8"> [ reach out slowly, </text:span><text:span text:style-name="T12">while rising</text:span><text:span text:style-name="T8">] </text:span><text:span text:style-name="T15">is the only thing out of your reach..</text:span><text:span text:style-name="T8">. [ pull hand to heart and s</text:span><text:span text:style-name="T15">igh, heavily</text:span><text:span text:style-name="T8">. </text:span><text:span text:style-name="T10">Ethan approaches SL</text:span><text:span text:style-name="T8">]</text:span></text:p>
      <text:p text:style-name="P10"/>
      <text:p text:style-name="P10"/>
      <text:p text:style-name="P4">[ ethan:<text:span text:style-name="T18">SL</text:span> – smack brother on the shoulder, who turns. <text:span text:style-name="T18">Ethen retreats CS</text:span> ] <text:span text:style-name="T19">High in her tower, [</text:span><text:span text:style-name="T32"> one hand <text:s/>high ] </text:span><text:span text:style-name="T19">she sits by the hour</text:span> [ <text:span text:style-name="T27">touch hair with fingers</text:span> ] <text:span text:style-name="T19">maintaining her hair,</text:span> <text:s/>[ vikram starts looking into the distance again.<text:span text:style-name="T40">] </text:span><text:span text:style-name="T29">Blithe </text:span><text:span text:style-name="T18">- [ </text:span><text:s/>Ethan <text:span text:style-name="T24">looks at him threateningly</text:span> . Vikram turns back]. <text:s/><text:span text:style-name="T19">and becoming and frequently humming a lighthearted air..</text:span>. [ waving with hand ] <text:span text:style-name="T19">ah, ah ah, ah <text:s/>ah, ah</text:span> <text:span text:style-name="T19">ah... </text:span>[ vikram looks toward cindy ]. <text:span text:style-name="T19">Agony! [ </text:span>Virkam turns to look, then looks back ] <text:s/><text:span text:style-name="T19">Far more <text:s/></text:span>[ Ethan <text:span text:style-name="T24">tries to </text:span>kicks him in the butt again ] <text:span text:style-name="T19">painful than yours! </text:span>[ vikram turns menacingly toward him. Marching him backwards, <text:span text:style-name="T18">both head to SR</text:span> ] <text:span text:style-name="T19">When you know</text:span> [ backing up ] <text:span text:style-name="T19">she would go with you...</text:span> [ run around him <text:s/><text:span text:style-name="T18">to SL</text:span>] <text:span text:style-name="T19">If there only were doors! </text:span></text:p>
      <text:p text:style-name="P2"/>
      <text:p text:style-name="P2">[ both, turning to each other. <text:span text:style-name="T18">VK SR, Ethan SL</text:span> ] <text:span text:style-name="T26">Agony! Oh the torture they teach! </text:span>] </text:p>
      <text:p text:style-name="P2"/>
      <text:p text:style-name="P2">[ ethan turning to audience, <text:span text:style-name="T18">vikram freezing</text:span> ] <text:span text:style-name="T19">What's so intriguing</text:span> </text:p>
      <text:p text:style-name="P2"/>
      <text:p text:style-name="P2">[ vikram turning to audienc<text:span text:style-name="T18">e, ethan frozen</text:span> ] <text:span text:style-name="T33">Or half so fatiguing</text:span></text:p>
      <text:p text:style-name="P2"/>
      <text:p text:style-name="P2">[ both, vikram <text:span text:style-name="T18">SR </text:span>reaches forward to audience, <text:s/>ethan <text:span text:style-name="T18">SL </text:span>reaches upward on tippy toes ] <text:s/><text:span text:style-name="T30">As what's out of reach? </text:span></text:p>
      <text:p text:style-name="P2"/>
      <text:p text:style-name="P2">[ Vikram goes to Ethan ] <text:span text:style-name="T33">Am I not senstive, caring </text:span><text:s/>[ ethan shakes head yes ]</text:p>
      <text:p text:style-name="P2"><text:span text:style-name="T33">well-mannered, considerate</text:span>, [ ethan makes I'm not so sure face <text:s/>]</text:p>
      <text:p text:style-name="P2"><text:span text:style-name="T33">Passionate, charming</text:span> [ ethan emphatically shakes head yes ] </text:p>
      <text:p text:style-name="P2"><text:span text:style-name="T33">As kind as I'm handsome </text:span>[ ethan looks askance ] </text:p>
      <text:p text:style-name="P2">[ turn to audience, big ] <text:span text:style-name="T33">And Heir To the Throne</text:span>! </text:p>
      <text:p text:style-name="P2"/>
      <text:p text:style-name="P2">[ Ethan, triumphantl<text:span text:style-name="T18">y, raise US <text:s/>arm to indicate Vikram </text:span><text:s/>] <text:span text:style-name="T19">You are Everything Maiden could wish for!</text:span></text:p>
      <text:p text:style-name="P2"/>
      <text:p text:style-name="P2">[ Virkam turns quicl<text:span text:style-name="T18">k</text:span>y to Ethan ] <text:span text:style-name="T33">Then why no?</text:span></text:p>
      <text:p text:style-name="P2"/>
      <text:p text:style-name="P2">[ Ethan, raising hands in question ]<text:span text:style-name="T19"> Do I know? </text:span></text:p>
      <text:p text:style-name="P2"/>
      <text:p text:style-name="P2">[ Vikram turns quickly to audience, looks into distance ] <text:span text:style-name="T33">The girl must be mad.…</text:span> <text:span text:style-name="T24">[raise hands op top of head]</text:span></text:p>
      <text:p text:style-name="P2"/>
      <text:p text:style-name="P4">[ Ethan walk to him <text:s/>] Y<text:span text:style-name="T19">ou know nothing of</text:span> [ <text:span text:style-name="T24">lower vikrams’s hands</text:span>] <text:span text:style-name="T19">madness</text:span>! <text:s/>[ <text:span text:style-name="T40">prepare hands </text:span>] <text:span text:style-name="T19">Till you're</text:span> [ steps into them ] <text:span text:style-name="T19">climbing her hair</text:span> <text:s/>a<text:span text:style-name="T19">nd you see her up there </text:span><text:span text:style-name="T32">[ continues climbing up Vikrams </text:span><text:soft-page-break/><text:span text:style-name="T32">body] </text:span><text:span text:style-name="T19">as you're nearing her all the while hearing her [</text:span> into Vikram's ear] <text:span text:style-name="T19">Ah! Ah ah! </text:span>[ vikram puts him down, <text:span text:style-name="T18">switch to Vikram SL, Ethan SR</text:span>] <text:span text:style-name="T19">ah aha aha! </text:span></text:p>
      <text:p text:style-name="P5"/>
      <text:p text:style-name="P5"/>
      <text:p text:style-name="P2">[ both, turning to audience. ] <text:span text:style-name="T30">Agony!</text:span></text:p>
      <text:p text:style-name="P2"/>
      <text:p text:style-name="P2">[ vikram ] <text:span text:style-name="T33">misery!</text:span> [ look miserable, overplaying it ] </text:p>
      <text:p text:style-name="P2"/>
      <text:p text:style-name="P2">[ ethan ] <text:span text:style-name="T19">woe</text:span>! [ again, overplay it ]</text:p>
      <text:p text:style-name="P2"/>
      <text:p text:style-name="P2">[ both swivel to each other ] <text:span text:style-name="T30">though it's different for each...</text:span> [ bow] </text:p>
      <text:p text:style-name="P2"/>
      <text:p text:style-name="P3">[vikram <text:s/>walking to ethan <text:span text:style-name="T18">SL] </text:span><text:s/><text:span text:style-name="T33">always ten steps behin</text:span>d [weepy ]</text:p>
      <text:p text:style-name="P3"/>
      <text:p text:style-name="P3">[ ethan – runs to other side <text:span text:style-name="T18">SR</text:span> ] <text:span text:style-name="T19">always ten feet</text:span> [ leaping ] <text:span text:style-name="T19">below</text:span>! </text:p>
      <text:p text:style-name="P3"/>
      <text:p text:style-name="P3">[ both, turn to audience ] <text:span text:style-name="T30">and she's just out of reach</text:span> [ ethan reaching up, vikram out ]</text:p>
      <text:p text:style-name="P3"/>
      <text:p text:style-name="P3"><text:span text:style-name="T30">Agony!</text:span> [ as big as can be ] <text:span text:style-name="T30">That can cut like a knife!</text:span><text:span text:style-name="T19"> </text:span>[ hari – kari ] </text:p>
      <text:p text:style-name="P3"/>
      <text:p text:style-name="P3">[ look at each other.<text:span text:style-name="T18">] </text:span><text:span text:style-name="T31">Eyew</text:span><text:span text:style-name="T18"> [ </text:span><text:s/>Look back <text:s/>] <text:span text:style-name="T30">I must have her</text:span> [ hands to heart ] <text:span text:style-name="T30">to</text:span><text:span text:style-name="T19">..</text:span>. [ arms reach out ] <text:span text:style-name="T30">wife</text:span>...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20:05:06.752409075</dc:date>
    <meta:editing-duration>PT39M20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3" meta:paragraph-count="45" meta:word-count="1101" meta:character-count="5654" meta:non-whitespace-character-count="4528"/>
  </office:meta>
</office:document-meta>
</file>